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1.532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82cm" fo:min-width="1.53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0.381cm" svg:y="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2.381cm" svg:y="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4.381cm" svg:y="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6.381cm" svg:y="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8.381cm" svg:y="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0.381cm" svg:y="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2.381cm" svg:y="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4.381cm" svg:y="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6.381cm" svg:y="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8.381cm" svg:y="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8.415cm" svg:y="3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0.381cm" svg:y="3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2.381cm" svg:y="3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4.381cm" svg:y="3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6.381cm" svg:y="3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8.381cm" svg:y="3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0.381cm" svg:y="3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2.381cm" svg:y="3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4.381cm" svg:y="3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6.381cm" svg:y="3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0.381cm" svg:y="5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2.381cm" svg:y="5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4.381cm" svg:y="5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6.381cm" svg:y="5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8.381cm" svg:y="5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0.381cm" svg:y="5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2.381cm" svg:y="5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4.381cm" svg:y="5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6.381cm" svg:y="5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8.381cm" svg:y="5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8.415cm" svg:y="7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0.381cm" svg:y="7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2.381cm" svg:y="7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4.381cm" svg:y="7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6.381cm" svg:y="7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8.381cm" svg:y="7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0.381cm" svg:y="7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2.381cm" svg:y="7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4.381cm" svg:y="7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6.381cm" svg:y="7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0.381cm" svg:y="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2.381cm" svg:y="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4.381cm" svg:y="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6.381cm" svg:y="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8.381cm" svg:y="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0.381cm" svg:y="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2.381cm" svg:y="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4.381cm" svg:y="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6.381cm" svg:y="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8.381cm" svg:y="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8.415cm" svg:y="11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0.381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2.381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4.381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6.381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8.381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0.381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2.381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4.381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6.381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0.381cm" svg:y="13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2.381cm" svg:y="13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4.381cm" svg:y="13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6.381cm" svg:y="13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8.381cm" svg:y="13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0.381cm" svg:y="13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2.381cm" svg:y="13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4.381cm" svg:y="13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6.381cm" svg:y="13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8.381cm" svg:y="13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8.415cm" svg:y="15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0.381cm" svg:y="15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2.381cm" svg:y="15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4.381cm" svg:y="15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6.381cm" svg:y="15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8.381cm" svg:y="15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0.381cm" svg:y="15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2.381cm" svg:y="15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4.381cm" svg:y="15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6.381cm" svg:y="15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0.381cm" svg:y="17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2.381cm" svg:y="17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4.381cm" svg:y="17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6.381cm" svg:y="17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8.381cm" svg:y="17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0.381cm" svg:y="17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2.381cm" svg:y="17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4.381cm" svg:y="17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6.381cm" svg:y="17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8.381cm" svg:y="17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8.415cm" svg:y="1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0.381cm" svg:y="1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2.381cm" svg:y="1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4.381cm" svg:y="1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6.381cm" svg:y="1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8.381cm" svg:y="1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0.381cm" svg:y="1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2.381cm" svg:y="1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2.032cm" svg:x="14.381cm" svg:y="1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032cm" svg:height="2.032cm" svg:x="16.381cm" svg:y="19.34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3:36:09.309886268</meta:creation-date>
    <dc:date>2019-05-18T13:40:36.387506657</dc:date>
    <meta:editing-duration>PT4M27S</meta:editing-duration>
    <meta:editing-cycles>1</meta:editing-cycles>
    <meta:document-statistic meta:object-count="100"/>
    <meta:generator>LibreOffice/5.1.6.2$Linux_X86_64 LibreOffice_project/10m0$Build-2</meta:generator>
  </office:meta>
</office:document-meta>
</file>